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1.697cm" style:rel-column-width="6541*"/>
    </style:style>
    <style:style style:name="Tabelle1.B" style:family="table-column">
      <style:table-column-properties style:column-width="1.804cm" style:rel-column-width="6956*"/>
    </style:style>
    <style:style style:name="Tabelle1.C" style:family="table-column">
      <style:table-column-properties style:column-width="2.693cm" style:rel-column-width="10383*"/>
    </style:style>
    <style:style style:name="Tabelle1.D" style:family="table-column">
      <style:table-column-properties style:column-width="4.902cm" style:rel-column-width="18896*"/>
    </style:style>
    <style:style style:name="Tabelle1.E" style:family="table-column">
      <style:table-column-properties style:column-width="2.21cm" style:rel-column-width="8519*"/>
    </style:style>
    <style:style style:name="Tabelle1.G" style:family="table-column">
      <style:table-column-properties style:column-width="1.997cm" style:rel-column-width="7699*"/>
    </style:style>
    <style:style style:name="Tabelle1.A1" style:family="table-cell">
      <style:table-cell-properties fo:padding="0.097cm" fo:border-left="none" fo:border-right="none" fo:border-top="1pt solid #000000" fo:border-bottom="1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1.697cm" style:rel-column-width="6541*"/>
    </style:style>
    <style:style style:name="Tabelle2.B" style:family="table-column">
      <style:table-column-properties style:column-width="1.804cm" style:rel-column-width="6956*"/>
    </style:style>
    <style:style style:name="Tabelle2.C" style:family="table-column">
      <style:table-column-properties style:column-width="2.693cm" style:rel-column-width="10383*"/>
    </style:style>
    <style:style style:name="Tabelle2.D" style:family="table-column">
      <style:table-column-properties style:column-width="4.902cm" style:rel-column-width="18896*"/>
    </style:style>
    <style:style style:name="Tabelle2.E" style:family="table-column">
      <style:table-column-properties style:column-width="2.21cm" style:rel-column-width="8519*"/>
    </style:style>
    <style:style style:name="Tabelle2.G" style:family="table-column">
      <style:table-column-properties style:column-width="1.997cm" style:rel-column-width="7699*"/>
    </style:style>
    <style:style style:name="Tabelle2.A1" style:family="table-cell">
      <style:table-cell-properties fo:padding="0.097cm" fo:border-left="none" fo:border-right="none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11.097cm" style:rel-column-width="42776*"/>
    </style:style>
    <style:style style:name="Tabelle3.B" style:family="table-column">
      <style:table-column-properties style:column-width="2.21cm" style:rel-column-width="8519*"/>
    </style:style>
    <style:style style:name="Tabelle3.C" style:family="table-column">
      <style:table-column-properties style:column-width="1.697cm" style:rel-column-width="6541*"/>
    </style:style>
    <style:style style:name="Tabelle3.D" style:family="table-column">
      <style:table-column-properties style:column-width="1.997cm" style:rel-column-width="7699*"/>
    </style:style>
    <style:style style:name="Tabelle3.A1" style:family="table-cell">
      <style:table-cell-properties fo:padding="0.097cm" fo:border-left="none" fo:border-right="none" fo:border-top="1pt solid #000000" fo:border-bottom="none"/>
    </style:style>
    <style:style style:name="P1" style:family="paragraph" style:parent-style-name="Standard">
      <style:text-properties officeooo:paragraph-rsid="003d3c68"/>
    </style:style>
    <style:style style:name="P2" style:family="paragraph" style:parent-style-name="Standard">
      <style:text-properties officeooo:paragraph-rsid="0040d129"/>
    </style:style>
    <style:style style:name="P3" style:family="paragraph" style:parent-style-name="Standard">
      <style:text-properties fo:font-size="8pt" style:font-size-asian="8pt" style:font-size-complex="8pt"/>
    </style:style>
    <style:style style:name="P4" style:family="paragraph" style:parent-style-name="Standard">
      <style:text-properties fo:font-size="8pt" officeooo:paragraph-rsid="003f5b00" style:font-size-asian="8pt" style:font-size-complex="8pt"/>
    </style:style>
    <style:style style:name="P5" style:family="paragraph" style:parent-style-name="Table_20_Contents">
      <style:text-properties fo:font-weight="bold" officeooo:rsid="003d3c68" officeooo:paragraph-rsid="003d3c68" style:font-weight-asian="bold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font-weight="bold" officeooo:rsid="003d3c68" officeooo:paragraph-rsid="003d3c68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8pt" officeooo:rsid="003d3c68" officeooo:paragraph-rsid="003f5b00" style:font-size-asian="8pt" style:font-size-complex="8pt"/>
    </style:style>
    <style:style style:name="P8" style:family="paragraph" style:parent-style-name="Table_20_Contents">
      <style:text-properties fo:font-size="8pt" officeooo:rsid="003d3c68" officeooo:paragraph-rsid="003f5b00" style:font-size-asian="8pt" style:font-size-complex="8pt"/>
    </style:style>
    <style:style style:name="P9" style:family="paragraph" style:parent-style-name="Table_20_Contents">
      <style:paragraph-properties fo:text-align="end" style:justify-single-word="false"/>
      <style:text-properties fo:font-size="8pt" officeooo:rsid="003d3c68" officeooo:paragraph-rsid="003f5b00" style:font-size-asian="8pt" style:font-size-complex="8pt"/>
    </style:style>
    <style:style style:name="P10" style:family="paragraph" style:parent-style-name="Table_20_Contents">
      <style:paragraph-properties fo:text-align="end" style:justify-single-word="false"/>
      <style:text-properties fo:font-size="8pt" officeooo:rsid="003d3c68" officeooo:paragraph-rsid="004c2865" style:font-size-asian="8pt" style:font-size-complex="8pt"/>
    </style:style>
    <style:style style:name="P11" style:family="paragraph" style:parent-style-name="Table_20_Contents">
      <style:text-properties fo:font-size="8pt" officeooo:rsid="003d3c68" officeooo:paragraph-rsid="0040d129" style:font-size-asian="8pt" style:font-size-complex="8pt"/>
    </style:style>
    <style:style style:name="P12" style:family="paragraph" style:parent-style-name="Table_20_Contents">
      <style:paragraph-properties fo:text-align="end" style:justify-single-word="false"/>
      <style:text-properties fo:font-size="8pt" fo:font-weight="bold" officeooo:rsid="003d3c68" officeooo:paragraph-rsid="004c2865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fo:font-size="8pt" fo:font-weight="bold" officeooo:rsid="003d3c68" officeooo:paragraph-rsid="0040d129" style:font-size-asian="8pt" style:font-weight-asian="bold" style:font-size-complex="8pt" style:font-weight-complex="bold"/>
    </style:style>
    <style:style style:name="P14" style:family="paragraph" style:parent-style-name="Table_20_Contents">
      <style:text-properties fo:font-size="8pt" officeooo:rsid="0046751d" officeooo:paragraph-rsid="003f5b00" style:font-size-asian="8pt" style:font-size-complex="8pt"/>
    </style:style>
    <style:style style:name="P15" style:family="paragraph" style:parent-style-name="Table_20_Contents">
      <style:text-properties fo:font-weight="bold" officeooo:rsid="0052936d" officeooo:paragraph-rsid="0052936d" style:font-weight-asian="bold" style:font-weight-complex="bold"/>
    </style:style>
    <style:style style:name="T1" style:family="text">
      <style:text-properties officeooo:rsid="004f4f13"/>
    </style:style>
    <style:style style:name="T2" style:family="text">
      <style:text-properties officeooo:rsid="004fdd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EACH o</text:text-input></text:p>
      <text:p text:style-name="Standard"><text:text-input text:description="&lt;setLang(o.partner_id.lang or 'de_DE')&gt;">SET LANG</text:text-input></text:p>
      <text:p text:style-name="P1"><text:text-input text:description="&lt;for each=&quot;c in commission(o)&quot;&gt;">FOR EACH c</text:text-input></text:p>
      <text:h text:style-name="Heading_20_1" text:outline-level="1"><text:text-input text:description="&lt;o.partner_id.name&gt;">Partner</text:text-input> - <text:text-input text:description="&lt;o.name&gt;">Provision Jänner 2016</text:text-input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A"/>
        <table:table-column table:style-name="Tabelle1.G"/>
        <table:table-row>
          <table:table-cell table:style-name="Tabelle1.A1" office:value-type="string">
            <text:p text:style-name="P5">Datum</text:p>
          </table:table-cell>
          <table:table-cell table:style-name="Tabelle1.A1" office:value-type="string">
            <text:p text:style-name="P5">Auftrag</text:p>
          </table:table-cell>
          <table:table-cell table:style-name="Tabelle1.A1" office:value-type="string">
            <text:p text:style-name="P5">Kunde</text:p>
          </table:table-cell>
          <table:table-cell table:style-name="Tabelle1.A1" office:value-type="string">
            <text:p text:style-name="P15">Beschreibung</text:p>
          </table:table-cell>
          <table:table-cell table:style-name="Tabelle1.A1" office:value-type="string">
            <text:p text:style-name="P6">Betrag Netto</text:p>
          </table:table-cell>
          <table:table-cell table:style-name="Tabelle1.A1" office:value-type="string">
            <text:p text:style-name="P6">P-Satz</text:p>
          </table:table-cell>
          <table:table-cell table:style-name="Tabelle1.A1" office:value-type="string">
            <text:p text:style-name="P6">Provision</text:p>
          </table:table-cell>
        </table:table-row>
      </table:table>
      <text:p text:style-name="P3"><text:text-input text:description="&lt;for each=&quot;cl in c.lines&quot;&gt;">FOR EACH cl</text:text-input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A"/>
        <table:table-column table:style-name="Tabelle2.G"/>
        <table:table-row>
          <table:table-cell table:style-name="Tabelle2.A1" office:value-type="string">
            <text:p text:style-name="P7"><text:text-input text:description="&lt;formatLang(cl.date,date=True)&gt;">24.01.2017</text:text-input></text:p>
          </table:table-cell>
          <table:table-cell table:style-name="Tabelle2.A1" office:value-type="string">
            <text:p text:style-name="P8"><text:text-input text:description="&lt;cl.order_id.name&gt;">VAU020043</text:text-input></text:p>
          </table:table-cell>
          <table:table-cell table:style-name="Tabelle2.A1" office:value-type="string">
            <text:p text:style-name="P8"><text:text-input text:description="&lt;cl.sale_partner_id.name&gt;">Martin Reisenhofer</text:text-input></text:p>
          </table:table-cell>
          <table:table-cell table:style-name="Tabelle2.A1" office:value-type="string">
            <text:p text:style-name="P14"><text:text-input text:description="&lt;cl.name&gt;">Produkt Provision: [AT2012] Willi Virus GS 2</text:text-input></text:p>
          </table:table-cell>
          <table:table-cell table:style-name="Tabelle2.A1" office:value-type="string">
            <text:p text:style-name="P9"><text:text-input text:description="&lt;formatLang(cl.price_sub)&gt;">72,00</text:text-input> <text:text-input text:description="&lt;c.currency.symbol&gt;">€</text:text-input></text:p>
          </table:table-cell>
          <table:table-cell table:style-name="Tabelle2.A1" office:value-type="string">
            <text:p text:style-name="P9"><text:span text:style-name="T1"><text:text-input text:description="&lt;formatLang(cl.total_commission)&gt;">117,00</text:text-input></text:span> %</text:p>
          </table:table-cell>
          <table:table-cell table:style-name="Tabelle2.A1" office:value-type="string">
            <text:p text:style-name="P10"><text:text-input text:description="&lt;formatLang(cl.amount*-1.0)&gt;">5,04</text:text-input> <text:text-input text:description="&lt;c.currency.symbol&gt;">€</text:text-input></text:p>
          </table:table-cell>
        </table:table-row>
      </table:table>
      <text:p text:style-name="P4"><text:text-input text:description="&lt;/for&gt;">END FOR</text:text-input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column table:style-name="Tabelle3.D"/>
        <table:table-row>
          <table:table-cell table:style-name="Tabelle3.A1" office:value-type="string">
            <text:p text:style-name="P11"/>
          </table:table-cell>
          <table:table-cell table:style-name="Tabelle3.A1" office:value-type="string">
            <text:p text:style-name="P12"><text:span text:style-name="T1"><text:text-input text:description="&lt;formatLang(c.sum_netto)&gt;">100.072,00</text:text-input></text:span> <text:text-input text:description="&lt;c.currency.symbol&gt;">€</text:text-input></text:p>
          </table:table-cell>
          <table:table-cell table:style-name="Tabelle3.A1" office:value-type="string">
            <text:p text:style-name="P13"><text:span text:style-name="T2"><text:text-input text:description="&lt;formatLang(c.avg_prov)&gt;">117,00</text:text-input></text:span> %</text:p>
          </table:table-cell>
          <table:table-cell table:style-name="Tabelle3.A1" office:value-type="string">
            <text:p text:style-name="P12"><text:span text:style-name="T2"><text:text-input text:description="&lt;formatLang(c.sum_prov)&gt;">10.005,04</text:text-input></text:span> <text:text-input text:description="&lt;c.currency.symbol&gt;">€</text:text-input></text:p>
          </table:table-cell>
        </table:table-row>
      </table:table>
      <text:p text:style-name="P2"><text:text-input text:description="&lt;/for&gt;">END FOR</text:text-input></text:p>
      <text:p text:style-name="Standard"><text:text-input text:description="&lt;/for&gt;">END FOR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2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="Arial1" fo:font-family="Arial"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8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99c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0.499cm" fo:margin-right="0cm" fo:text-indent="0cm" style:auto-text-indent="false"/>
      <style:text-properties fo:font-size="9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cm" fo:margin-bottom="0.162c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2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2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7-03-08T17:12:16.241735545</dc:date>
    <meta:editing-duration>P2DT2H53M10S</meta:editing-duration>
    <meta:editing-cycles>357</meta:editing-cycles>
    <meta:document-statistic meta:table-count="3" meta:image-count="0" meta:object-count="0" meta:page-count="1" meta:paragraph-count="25" meta:word-count="99" meta:character-count="326" meta:non-whitespace-character-count="298"/>
  </office:meta>
</office:document-meta>
</file>